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ff00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svg:stroke-color="#ff0000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254cm" svg:y1="15.86cm" svg:x2="19.669cm" svg:y2="15.86cm">
          <text:p/>
        </draw:line>
        <draw:line draw:style-name="gr1" draw:text-style-name="P1" draw:layer="layout" svg:x1="8.112cm" svg:y1="21.066cm" svg:x2="7.985cm" svg:y2="7.35cm">
          <text:p/>
        </draw:line>
        <draw:line draw:style-name="gr2" draw:text-style-name="P1" xml:id="id1" draw:id="id1" draw:layer="layout" svg:x1="2.27cm" svg:y1="9.509cm" svg:x2="4.937cm" svg:y2="9.509cm">
          <text:p/>
        </draw:line>
        <draw:line draw:style-name="gr2" draw:text-style-name="P1" xml:id="id2" draw:id="id2" draw:layer="layout" svg:x1="13.446cm" svg:y1="15.732cm" svg:x2="18.78cm" svg:y2="15.732cm">
          <text:p/>
        </draw:line>
        <draw:connector draw:style-name="gr2" draw:text-style-name="P1" draw:layer="layout" draw:type="curve" svg:x1="4.937cm" svg:y1="9.509cm" svg:x2="13.446cm" svg:y2="15.732cm" draw:start-shape="id1" draw:start-glue-point="1" draw:end-shape="id2" svg:d="m4937 9509c6382 0 2128 6223 8509 6223">
          <text:p/>
        </draw:connector>
        <draw:connector draw:style-name="gr3" draw:text-style-name="P1" draw:layer="layout" draw:type="curve" draw:line-skew="-2.001cm" svg:x1="4.937cm" svg:y1="9.509cm" svg:x2="13.446cm" svg:y2="15.732cm" svg:d="m4937 9509c3381 0-873 6223 8509 6223">
          <text:p/>
        </draw:connector>
        <draw:connector draw:style-name="gr4" draw:text-style-name="P1" draw:layer="layout" draw:type="curve" svg:x1="18.722cm" svg:y1="10.469cm" svg:x2="13.319cm" svg:y2="15.732cm" svg:d="m18722 10469c-4051 0-1350 5263-5403 52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l0 </meta:initial-creator>
    <meta:creation-date>2017-03-21T17:19:49</meta:creation-date>
    <dc:date>2017-03-21T17:25:46</dc:date>
    <dc:creator>dl0 </dc:creator>
    <meta:editing-duration>PT3M18S</meta:editing-duration>
    <meta:editing-cycles>5</meta:editing-cycles>
    <meta:generator>LibreOffice/3.5$Linux_X86_64 LibreOffice_project/350m1$Build-2</meta:generator>
    <meta:document-statistic meta:object-count="7"/>
  </office:meta>
</office:document-meta>
</file>